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text:line-break/>
  <text:line-break/>
  <text:line-break/>
  <text:line-break/>
  <text:line-break/>
  <text:line-break/>
  <text:line-break/>
  <text:line-break/>
  <text:line-break/>
  <text:line-break/>
  <text:line-break/>
  <text:line-break/>
  <text:line-break/>
  <text:line-break/>
  <office:body>
    <office:text>
<text:p text:style-name="Title">Shalom Bhooshi</text:p>
<text:p text:style-name="Author">  <text:a xlink:type="simple" xlink:href="http://shalomb.id/" office:name=""><text:span text:style-name="Definition">https://shalomb.id</text:span></text:a> ◦ <text:a xlink:type="simple" xlink:href="mailto:s.bhooshi@gmail.com" office:name=""><text:span text:style-name="Definition">s.bhooshi@gmail.com</text:span></text:a> ◦ +421 948 140 290 </text:p>
An adept DevOps professional with a background in the Agile and Continuous Delivery of cloud platforms and services. Combining 20 years experience in IT and engineering, I seek to apply myself in a setting that innovates technology and working practices to advance digital platforms.
<text:h text:style-name="Heading_20_3" text:outline-level="3"><text:bookmark-start text:name="core-competencies"/>Core Competencies<text:bookmark-end text:name="core-competencies"/></text:h>
<text:list text:style-name="L1">
  <text:list-item>
    <text:p text:style-name="P1">Cloud Solutions Engineering and Service Delivery on private and public clouds</text:p>
  </text:list-item>
  <text:list-item>
    <text:p text:style-name="P1">DevOps and Lean-Agile methods to Teamwork and Service Delivery</text:p>
  </text:list-item>
  <text:list-item>
    <text:p text:style-name="P1">Software Engineering approaches to managing Platform Engineering</text:p>
  </text:list-item>
</text:list>
<text:h text:style-name="Heading_20_3" text:outline-level="3"><text:bookmark-start text:name="professional-experience"/>Professional Experience<text:bookmark-end text:name="professional-experience"/></text:h>
<text:p text:style-name="First_20_paragraph"><text:a xlink:type="simple" xlink:href="https://www.takeda.com/sk-sk/who-we-are/icc/" office:name=""><text:span text:style-name="Definition"><text:span text:style-name="T1">Takeda Innovation Capability Center</text:span></text:span></text:a> ◦ Bratislava, Slovakia ◦ Pharmaceuticals</text:p>
<text:p text:style-name="Text_20_body">The <text:a xlink:type="simple" xlink:href="https://www.takeda.com/sk-sk/who-we-are/icc/" office:name=""><text:span text:style-name="Definition">Takeda ICC</text:span></text:a> provides data and digital innovation capabilities to support Takeda’s aspiration of being the best data-driven biopharmaceutical company dedicated to discovering and delivering life-altering treatments.</text:p>
<text:p text:style-name="Definition_20_Term_20_Tight">Jun 2022 → Present</text:p>
<text:p text:style-name="Definition_20_Definition_20_Tight">Cloud and DevOps Lead Engineer, ICC Cloud Chapter</text:p>
<text:p text:style-name="Definition_20_Term">Responsibilities</text:p>
<text:list text:style-name="L2">
  <text:list-item>
    <text:p text:style-name="P2">Leading engineering efforts around Cloud Solutions Engineering, Service Delivery and Enablement on the Takeda Enterprise Cloud (AWS)</text:p>
  </text:list-item>
  <text:list-item>
    <text:p text:style-name="P2">Providing consultation for and implementing white-glove cloud solutions for internal product teams</text:p>
  </text:list-item>
  <text:list-item>
    <text:p text:style-name="P2">DevOps of Infrastructure-as-Code elements, Building Blocks &amp; Patterns, and Continuous Delivery pipelines</text:p>
  </text:list-item>
  <text:list-item>
    <text:p text:style-name="P2">As part of a Culture and Values working group, working to improve engineering ways of working</text:p>
  </text:list-item>
</text:list>
<text:p text:style-name="Definition_20_Term_20_Tight">Skills</text:p>
<text:p text:style-name="Definition_20_Definition_20_Tight">Amazon AWS, DevOps Leadership, SAFe/Scrumban, IaC/Terraform, EKS/Kubernetes, Python, Golang, Github, Jira</text:p>
<text:p text:style-name="Horizontal_20_Line"/>
<text:p text:style-name="First_20_paragraph"><text:a xlink:type="simple" xlink:href="https://www.accenture.com/sk-en" office:name=""><text:span text:style-name="Definition"><text:span text:style-name="T1">Accenture Technology Solutions - Slovakia</text:span></text:span></text:a> ◦ Bratislava, Slovakia ◦ Enterprise Client Solutions</text:p>
<text:p text:style-name="Text_20_body"><text:a xlink:type="simple" xlink:href="https://www.accenture.com/ie-en/services/technology/delivery-centers" office:name=""><text:span text:style-name="Definition">Accenture ATCs</text:span></text:a> are innovation hubs serving enterprise clientele through industry &amp; functional experience and continuous innovation with technology.</text:p>
<text:p text:style-name="Definition_20_Term_20_Tight">Jan 2022 → May 2022</text:p>
<text:p text:style-name="Definition_20_Definition_20_Tight">DevOps Lead, a Global Travel &amp; Expenses Platform</text:p>
<text:p text:style-name="Definition_20_Term_20_Tight">Responsibilities</text:p>
<text:p text:style-name="Definition_20_Definition_20_Tight">Supporting a team of 6 working to enhance the customer’s IaC and CI/CD/CT profiles in preparation for an enterprise cloud migration (Azure) project.</text:p>
<text:p text:style-name="Definition_20_Term_20_Tight">Skills</text:p>
<text:p text:style-name="Definition_20_Definition_20_Tight">SAFe, Cloud Lift-and-Shift (IaC Consolidation), VMWare, Ansible/IaC, Scrumban</text:p>
<text:p text:style-name="Definition_20_Term">…</text:p>
<text:p text:style-name="Horizontal_20_Line"/>
<text:p text:style-name="Definition_20_Term_20_Tight">Jul 2021 → Jan 2022</text:p>
<text:p text:style-name="Definition_20_Definition_20_Tight">DevOps Architect, an Image Automation AI/ML Accelerator</text:p>
<text:p text:style-name="First_20_paragraph">Responsibilities : - Leading 3 DevOps engineers within a cross-functional team designing AWS IaC and Continuous Delivery to requirements - Supporting ML workflows with automation, Designing continuous delivery pipelines, Evolving cloud security / cost optimizations. - Working on a technical architecture committee - Stakeholder Engagement, Architectural Decision Making, Iteration Planning, Solution Design and Reviews.</text:p>
<text:p text:style-name="Definition_20_Term_20_Tight">Skills</text:p>
<text:p text:style-name="Definition_20_Definition_20_Tight">DevSecOps, Technology Ownership, Python, Terraform, AWS Lambda/RDS/EKS/Sagemaker, Kubeflow, Azure DevOps</text:p>
<text:p text:style-name="Horizontal_20_Line"/>
<text:p text:style-name="First_20_paragraph"><text:a xlink:type="simple" xlink:href="https://www.telekom.com/en/media/details/the-pan-european-network-pan-net--442220" office:name=""><text:span text:style-name="Definition"><text:span text:style-name="T1">Deutsche Telekom Pan-Net</text:span></text:span></text:a> ◦ Bratislava, Slovakia ◦ NFVi/Telco Cloud</text:p>
<text:p text:style-name="Text_20_body"><text:a xlink:type="simple" xlink:href="https://pan-net.cloud/" office:name=""><text:span text:style-name="Definition">pan-net.cloud</text:span></text:a> is a Deutsche-Telekom private cloud/IaaS platform designed to host specialized NFVi service lines and supporting general-purpose IT workloads for subsidiary Telco operators across europe.</text:p>
<text:p text:style-name="Definition_20_Term_20_Tight">Jun 2019 → May 2021</text:p>
<text:p text:style-name="Definition_20_Definition_20_Tight">Cloud Infrastructure Engineer/Technical Lead, IT PaaS, Pan-Net Cloud</text:p>
<text:p text:style-name="Definition_20_Term_20_Tight">Responsibilities</text:p>
<text:p text:style-name="Definition_20_Definition_20_Tight">Development of PaaS services atop Openstack to serve particular needs of Pan-Net platform customers (e.g. Cloud-Tenant Backup, Service Monitoring)</text:p>
<text:p text:style-name="Definition_20_Term_20_Tight">Skills &amp; Experience</text:p>
<text:p text:style-name="Definition_20_Definition_20_Tight">PaaS, Managed Services, Technology Ownership, Solution Design &amp; Development, CI/CD/CT, Golang, Python, Kubernetes, Openstack</text:p>
<text:p text:style-name="Definition_20_Term">…</text:p>
<text:p text:style-name="Horizontal_20_Line"/>
<text:p text:style-name="Definition_20_Term_20_Tight">Feb 2018 → May 2019</text:p>
<text:p text:style-name="Definition_20_Definition_20_Tight">Cloud Infrastructure Engineer, NFVi DevOps, Pan-Net NFVi</text:p>
<text:p text:style-name="Definition_20_Term_20_Tight">Responsibilities</text:p>
<text:p text:style-name="Definition_20_Definition_20_Tight">DevOps of CI/CD services, Design of CI/CD pipelines for VNF lifecycles</text:p>
<text:p text:style-name="Definition_20_Term_20_Tight">Skills</text:p>
<text:p text:style-name="Definition_20_Definition_20_Tight">Agile Release Trains, Delivery Pipelines, DevOps, Gitlab CI, Artifactory, Openstack, Docker, Ansible, Linux, Terraform, Python, goss, Prometheus, Grafana</text:p>
<text:p text:style-name="Definition_20_Term">…</text:p>
<text:p text:style-name="Horizontal_20_Line"/>
<text:p text:style-name="Definition_20_Term_20_Tight">Aug 2017 → Jan 2018</text:p>
<text:p text:style-name="Definition_20_Definition_20_Tight">Cloud Infrastructure Engineer, Application Orchestration, Pan-Net NFVi</text:p>
<text:p text:style-name="Definition_20_Term_20_Tight">Responsibilities</text:p>
<text:p text:style-name="Definition_20_Definition_20_Tight">Development of VNF application lifecycle orchestrators</text:p>
<text:p text:style-name="Definition_20_Term_20_Tight">Skills</text:p>
<text:p text:style-name="Definition_20_Definition_20_Tight">Openstack, OpenContrail, Linux, Ansible, Python, OASIS TOSCA</text:p>
<text:p text:style-name="Horizontal_20_Line"/>
<text:p text:style-name="First_20_paragraph"><text:a xlink:type="simple" xlink:href="https://www.mrisoftware.com/au/products/box-and-dice-real-estate-crm/" office:name=""><text:span text:style-name="Definition"><text:span text:style-name="T1">Box+Dice (BDSK)</text:span></text:span></text:a> ◦ Bratislava, Slovakia ◦ CRM/SaaS</text:p>
<text:p text:style-name="Text_20_body"><text:a xlink:type="simple" xlink:href="https://www.mrisoftware.com/au/products/box-and-dice-real-estate-crm/" office:name=""><text:span text:style-name="Definition">Box+Dice</text:span></text:a> are an Australian SaaS developer and provider of services for real-estate B2B operations.</text:p>
<text:p text:style-name="Definition_20_Term_20_Tight">Oct 2015 → Jun 2017</text:p>
<text:p text:style-name="Definition_20_Definition_20_Tight">Senior Systems Engineer, Site Reliability Engineering</text:p>
<text:p text:style-name="Definition_20_Term_20_Tight">Responsibilities</text:p>
<text:p text:style-name="Definition_20_Definition_20_Tight">SaaS DevOps/SRE, Cloud Migration - Lift-and-shift, Cloud Optimization, Technical Security, CI/CD tools and infrastructure, Reporting to Executive Committee, Customer L3 Support</text:p>
<text:p text:style-name="Definition_20_Term_20_Tight">Skills</text:p>
<text:p text:style-name="Definition_20_Definition_20_Tight">Project Management, Amazon AWS, SRE/DevSecOps, Mentoring, Ansible, Terraform, bash, Python, Ruby, Cloudflare, Linux, Postgres, MariaDB, Elasticsearch</text:p>
<text:p text:style-name="Horizontal_20_Line"/>
<text:p text:style-name="First_20_paragraph"><text:a xlink:type="simple" xlink:href="https://www.citrix.com/" office:name=""><text:span text:style-name="Definition"><text:span text:style-name="T1">Citrix Systems UK Ltd</text:span></text:span></text:a> ◦ Cambridge, United Kingdom ◦ Independent Software Vendor</text:p>
<text:p text:style-name="Text_20_body"><text:a xlink:type="simple" xlink:href="https://www.citrix.com/" office:name=""><text:span text:style-name="Definition">Citrix</text:span></text:a> solutions power enterprise data, workspace and mobility needs to create better ways to work.</text:p>
<text:p text:style-name="Definition_20_Term_20_Tight">Jul 2010 → Aug 2015</text:p>
<text:p text:style-name="Definition_20_Definition_20_Tight">Senior Software Test Engineer, Engineering Productivity, Desktop and Apps</text:p>
<text:p text:style-name="Definition_20_Term_20_Tight">Responsibilities</text:p>
<text:p text:style-name="Definition_20_Definition_20_Tight">DevOps/Architecture of Test-aaS platforms and services, Datacenter management - hardware procurement and maintenance, Push-button provisioning of Test Environments, Test framework/library development, Appliance/VM image creation/cataloguing</text:p>
<text:p text:style-name="Definition_20_Term_20_Tight">Skills</text:p>
<text:p text:style-name="Definition_20_Definition_20_Tight">Citrix Virtualization/DaaS, Private Cloud Architecture, IaaS/Virtualization, Network Design, Enterprise Software Testing, CloudStack, Xen/XenServer, PowerShell, Perl, Python</text:p>
<text:p text:style-name="Horizontal_20_Line"/>
<text:p text:style-name="First_20_paragraph"><text:a xlink:type="simple" xlink:href="https://www.companieslondon.com/uk/04758251/sib-support-services-limited" office:name=""><text:span text:style-name="Definition"><text:span text:style-name="T1">IT Freelancer</text:span></text:span></text:a> ◦ Greater London Area, United Kingdom ◦ Various</text:p>
<text:p text:style-name="Definition_20_Term_20_Tight">Aug 2002 → Dec 2007</text:p>
<text:p text:style-name="Definition_20_Definition_20_Tight">IT Freelancer, Various Small/SOHO/Medium-sized Businesses</text:p>
<text:p text:style-name="Definition_20_Term_20_Tight">Activities</text:p>
<text:p text:style-name="Definition_20_Definition_20_Tight">Process Automation, Designing SMB Office IT &amp; Network Solutions, Desktop Publishing, Web development/authoring</text:p>
<text:p text:style-name="Definition_20_Term_20_Tight">Skills</text:p>
<text:p text:style-name="Definition_20_Definition_20_Tight">LAMP, Microsoft SMB Solutions, Microsoft Office, Cisco Routing/Switching, Firewall/VPNs, Perl, Shell Scripting</text:p>
<text:h text:style-name="Heading_20_3" text:outline-level="3"><text:bookmark-start text:name="skills"/>Skills<text:bookmark-end text:name="skills"/></text:h>
<text:p text:style-name="Definition_20_Term_20_Tight">Agile PM</text:p>
<text:p text:style-name="Definition_20_Definition_20_Tight"><text:a xlink:type="simple" xlink:href="https://about.gitlab.com/topics/devops/" office:name=""><text:span text:style-name="Definition">DevOps</text:span></text:a>, <text:a xlink:type="simple" xlink:href="https://www.scaledagileframework.com/lean-agile-mindset/" office:name=""><text:span text:style-name="Definition">Lean-Agile</text:span></text:a>, <text:a xlink:type="simple" xlink:href="https://djaa.com/revisiting-the-principles-and-general-practices-of-the-kanban-method/" office:name=""><text:span text:style-name="Definition">Kanban</text:span></text:a>, <text:a xlink:type="simple" xlink:href="https://www.scrum.org/resources/what-is-scrum" office:name=""><text:span text:style-name="Definition">Scrum</text:span></text:a>, <text:a xlink:type="simple" xlink:href="https://www.interaction-design.org/literature/topics/design-thinking" office:name=""><text:span text:style-name="Definition">Design Thinking</text:span></text:a>, <text:a xlink:type="simple" xlink:href="https://agilemodeling.com/essays/agilearchitecture.htm" office:name=""><text:span text:style-name="Definition">Agile Architecture</text:span></text:a></text:p>
<text:p text:style-name="Definition_20_Term_20_Tight">Cloud Platforms</text:p>
<text:p text:style-name="Definition_20_Definition_20_Tight"><text:a xlink:type="simple" xlink:href="https://aws.amazon.com/" office:name=""><text:span text:style-name="Definition">Amazon AWS</text:span></text:a>, <text:a xlink:type="simple" xlink:href="https://www.ubuntu.com/openstack" office:name=""><text:span text:style-name="Definition">Canonical Openstack</text:span></text:a>, <text:a xlink:type="simple" xlink:href="http://cloudstack.apache.org/" office:name=""><text:span text:style-name="Definition">Apache Cloudstack</text:span></text:a></text:p>
<text:p text:style-name="Definition_20_Term_20_Tight">Scripting</text:p>
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, 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</text:span></text:a>, <text:a xlink:type="simple" xlink:href="https://en.wikipedia.org/wiki/Windows_PowerShell" office:name=""><text:span text:style-name="Definition">Powershell</text:span></text:a></text:p>
<text:p text:style-name="Definition_20_Term_20_Tight">Containerization</text:p>
<text:p text:style-name="Definition_20_Definition_20_Tight"><text:a xlink:type="simple" xlink:href="https://www.docker.com/" office:name=""><text:span text:style-name="Definition">docker</text:span></text:a>, <text:a xlink:type="simple" xlink:href="https://kubernetes.io/" office:name=""><text:span text:style-name="Definition">Kubernetes</text:span></text:a>, <text:a xlink:type="simple" xlink:href="https://aws.amazon.com/eks/" office:name=""><text:span text:style-name="Definition">EKS</text:span></text:a>, <text:a xlink:type="simple" xlink:href="https://istio.io" office:name=""><text:span text:style-name="Definition">Service Mesh</text:span></text:a> essentials</text:p>
<text:p text:style-name="Definition_20_Term_20_Tight">IaC</text:p>
<text:p text:style-name="Definition_20_Definition_20_Tight"><text:a xlink:type="simple" xlink:href="https://www.terraform.io/" office:name=""><text:span text:style-name="Definition">Terraform</text:span></text:a>, <text:a xlink:type="simple" xlink:href="http://www.ansible.com/" office:name=""><text:span text:style-name="Definition">Ansible</text:span></text:a>, <text:a xlink:type="simple" xlink:href="https://www.gnu.org/software/make/" office:name=""><text:span text:style-name="Definition">GNU Make</text:span></text:a>, <text:a xlink:type="simple" xlink:href="https://github.com/aelsabbahy/goss" office:name=""><text:span text:style-name="Definition">goss</text:span></text:a></text:p>
<text:p text:style-name="Definition_20_Term_20_Tight">CI/CD</text:p>
<text:p text:style-name="Definition_20_Definition_20_Tight"><text:a xlink:type="simple" xlink:href="https://git-scm.com/" office:name=""><text:span text:style-name="Definition">git</text:span></text:a>, <text:a xlink:type="simple" xlink:href="https://docs.github.com/en/actions" office:name=""><text:span text:style-name="Definition">Github Actions</text:span></text:a>, <text:a xlink:type="simple" xlink:href="https://docs.gitlab.com/ee/ci/quick_start/" office:name=""><text:span text:style-name="Definition">Gitlab CI</text:span></text:a>, <text:a xlink:type="simple" xlink:href="https://travis-ci.org/" office:name=""><text:span text:style-name="Definition">Travis CI</text:span></text:a>, <text:a xlink:type="simple" xlink:href="https://scrutinizer-ci.com/" office:name=""><text:span text:style-name="Definition">Scrutinizer CI</text:span></text:a>, <text:a xlink:type="simple" xlink:href="https://jfrog.com/artifactory/" office:name=""><text:span text:style-name="Definition">JFrog Artifactory</text:span></text:a></text:p>
<text:h text:style-name="Heading_20_3" text:outline-level="3"><text:bookmark-start text:name="education"/>Education<text:bookmark-end text:name="education"/></text:h>
<text:p text:style-name="Definition_20_Term_20_Tight">Sep 2008 → May 2010</text:p>
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<text:h text:style-name="Heading_20_3" text:outline-level="3"><text:bookmark-start text:name="training-and-qualifications"/>Training and Qualifications<text:bookmark-end text:name="training-and-qualifications"/></text:h>
<text:list text:style-name="L3">
  <text:list-item>
    <text:p text:style-name="P3"><text:a xlink:type="simple" xlink:href="https://www.hashicorp.com/certification/terraform-associate" office:name=""><text:span text:style-name="Definition">Hashicorp Certified: Terraform Associate</text:span></text:a>, <text:span text:style-name="T2">Currently Certifying</text:span></text:p>
  </text:list-item>
  <text:list-item>
    <text:p text:style-name="P3"><text:a xlink:type="simple" xlink:href="" office:name=""><text:span text:style-name="Definition">Design Thinking Immersive Training</text:span></text:a>, September 2022</text:p>
  </text:list-item>
  <text:list-item>
    <text:p text:style-name="P3">Scaled Agile, Inc., <text:a xlink:type="simple" xlink:href="https://support.scaledagile.com/s/article/Exam-Details-SP-SAFe-Practitioner" office:name=""><text:span text:style-name="Definition">SAFe Practitioner</text:span></text:a>, Feb 2022</text:p>
  </text:list-item>
  <text:list-item>
    <text:p text:style-name="P3"><text:a xlink:type="simple" xlink:href="https://www.devopsinstitute.com/courses/devops-leader/" office:name=""><text:span text:style-name="Definition">DevOps Institute DevOps Leader (DOL)</text:span></text:a>, Jan 2022</text:p>
  </text:list-item>
  <text:list-item>
    <text:p text:style-name="P3"><text:a xlink:type="simple" xlink:href="" office:name=""><text:span text:style-name="Definition">Managing Distributed Teams</text:span></text:a>, Nov 2021</text:p>
  </text:list-item>
  <text:list-item>
    <text:p text:style-name="P3"><text:a xlink:type="simple" xlink:href="https://training.linuxfoundation.org/cka-program-changes-2020/" office:name=""><text:span text:style-name="Definition">Certified Kubernetes Administrator</text:span></text:a>, Sep 2021</text:p>
  </text:list-item>
  <text:list-item>
    <text:p text:style-name="P3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</text:list-item>
  <text:list-item>
    <text:p text:style-name="P3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</text:list-item>
  <text:list-item>
    <text:p text:style-name="P3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</text:list-item>
  <text:list-item>
    <text:p text:style-name="P3"><text:a xlink:type="simple" xlink:href="http://training.citrix.com/mod/ctxcatalog/course.php?id=497" office:name=""><text:span text:style-name="Definition">Citrix NetScaler ADC Essentials, Networking and Administration</text:span></text:a>, Jun 2012</text:p>
  </text:list-item>
  <text:list-item>
    <text:p text:style-name="P3"><text:a xlink:type="simple" xlink:href="https://www.cbtnuggets.com/it-training/cisco-642-901-ccnp-bsci" office:name=""><text:span text:style-name="Definition">Building Scalable Cisco Internetworks (CCNP BSCI)</text:span></text:a>, Feb 2004</text:p>
  </text:list-item>
  <text:list-item>
    <text:p text:style-name="P3"><text:a xlink:type="simple" xlink:href="http://www.cisco.com/web/learning/exams/list/ccna_composite.html#~Topics" office:name=""><text:span text:style-name="Definition">Cisco Certified Network Associate (CCNA)</text:span></text:a>, Mar 2003</text:p>
  </text:list-item>
</text:list>
<text:h text:style-name="Heading_20_3" text:outline-level="3"><text:bookmark-start text:name="professional-profiles"/>Professional Profiles<text:bookmark-end text:name="professional-profiles"/></text:h>
<text:p text:style-name="First_20_paragraph"><text:a xlink:type="simple" xlink:href="http://shalomb.id/" office:name=""><text:span text:style-name="Definition">shalomb.id</text:span></text:a>, <text:a xlink:type="simple" xlink:href="https://keybase.io/shalomb" office:name=""><text:span text:style-name="Definition">Keybase</text:span></text:a>, <text:a xlink:type="simple" xlink:href="https://github.com/shalomb" office:name=""><text:span text:style-name="Definition">Github</text:span></text:a>, <text:a xlink:type="simple" xlink:href="https://gitlab.com/users/shalomb" office:name=""><text:span text:style-name="Definition">Gitlab</text:span></text:a>, <text:a xlink:type="simple" xlink:href="https://stackoverflow.com/story/shalombhooshi" office:name=""><text:span text:style-name="Definition">StackOverflow Developer Story</text:span></text:a>, <text:a xlink:type="simple" xlink:href="https://app.pluralsight.com/profile/shalom-bhooshi" office:name=""><text:span text:style-name="Definition">Pluralsight</text:span></text:a>, <text:a xlink:type="simple" xlink:href="https://uk.linkedin.com/in/shalombhooshi" office:name=""><text:span text:style-name="Definition">Linkedin</text:span></text:a></text:p>
<text:h text:style-name="Heading_20_3" text:outline-level="3"><text:bookmark-start text:name="spoken-languages"/>Spoken Languages<text:bookmark-end text:name="spoken-languages"/></text:h>
<text:p text:style-name="First_20_paragraph">English <text:span text:style-name="T2">(Native)</text:span>, French <text:span text:style-name="T2">(High School/University)</text:span>, Slovak <text:span text:style-name="T2">(Basic Vernacular)</text:span></text:p>
<text:h text:style-name="Heading_20_3" text:outline-level="3"><text:bookmark-start text:name="hobbies-and-interests"/>Hobbies and Interests<text:bookmark-end text:name="hobbies-and-interests"/></text:h>
<text:p text:style-name="First_20_paragraph">Fatherhood ◦ <text:a xlink:type="simple" xlink:href="https://www.strava.com/athletes/66934418" office:name=""><text:span text:style-name="Definition">Road Cycling, Mountain Biking</text:span></text:a> ◦ Outdoors ◦ Guitar, Music ◦ Conversation</text:p>
<text:h text:style-name="Heading_20_3" text:outline-level="3"><text:bookmark-start text:name="personal-details"/>Personal Details<text:bookmark-end text:name="personal-details"/></text:h>
<text:p text:style-name="Definition_20_Term_20_Tight">Telephone</text:p>
<text:p text:style-name="Definition_20_Definition_20_Tight">+421 948 140 290</text:p>
<text:p text:style-name="Definition_20_Term_20_Tight">Email</text:p>
<text:p text:style-name="Definition_20_Definition_20_Tight"><text:a xlink:type="simple" xlink:href="mailto:s.bhooshi@gmail.com" office:name=""><text:span text:style-name="Definition">s.bhooshi@gmail.com</text:span></text:a></text:p>
<text:p text:style-name="Definition_20_Term_20_Tight">Date of Birth</text:p>
<text:p text:style-name="Definition_20_Definition_20_Tight"><text:a xlink:type="simple" xlink:href="https://takemeback.to/08-January-1983" office:name=""><text:span text:style-name="Definition">8ᵗʰ Jan, 1983</text:span></text:a></text:p>
<text:p text:style-name="Definition_20_Term_20_Tight">Nationality</text:p>
<text:p text:style-name="Definition_20_Definition_20_Tight">British</text:p>
<text:p text:style-name="Definition_20_Term_20_Tight">Residentship</text:p>
<text:p text:style-name="Definition_20_Definition_20_Tight">Slovak Permanent Residentship</text:p>
<text:h text:style-name="Heading_20_3" text:outline-level="3"><text:bookmark-start text:name="download"/>Download<text:bookmark-end text:name="download"/></text:h>
<text:p text:style-name="Definition_20_Term_20_Tight">PDF Version</text:p>
<text:p text:style-name="Definition_20_Definition_20_Tight"><text:a xlink:type="simple" xlink:href=".././shalom_bhooshi-cv.pdf" office:name=""><text:span text:style-name="Definition">shalom_bhooshi-cv.pdf</text:span></text:a></text:p>
<text:p text:style-name="Definition_20_Term_20_Tight">Online Version</text:p>
<text:p text:style-name="Definition_20_Definition_20_Tight"><text:a xlink:type="simple" xlink:href="https://shalomb.id/cv/" office:name=""><text:span text:style-name="Definition">shalomb.id/cv</text:span></text:a></text:p>
<text:p text:style-name="First_20_paragraph">Fork me on GitHub</text:p>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halom Bhooshi</dc:title>
    <dc:description/>
    <dc:subject/>
    <meta:keyword/>
    <meta:initial-creator>  https://shalomb.id ◦ s.bhooshi@gmail.com ◦ +421 948 140 290 </meta:initial-creator>
    <dc:creator>  https://shalomb.id ◦ s.bhooshi@gmail.com ◦ +421 948 140 290 </dc:creator>
    <meta:creation-date>2024-05-15T21:09:42Z</meta:creation-date>
    <dc:date>2024-05-15T21:09:42Z</dc:date>
    <meta:user-defined meta:name="abstract" meta:value-type="string">An adept DevOps professional with a background in the Agile and Continuous Delivery of cloud platforms and services. Combining 20 years experience in IT and engineering, I seek to apply myself in a setting that innovates technology and working practices to advance digital platforms.</meta:user-defined>
    <meta:user-defined meta:name="header-includes" meta:value-type="string">              </meta:user-defined>
    <meta:user-defined meta:name="pagetitle" meta:value-type="string">Shalom Bhooshi — Curriculum Vitae</meta:user-defined>
  </office:meta>
</office:document-meta>
</file>